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e Pas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0]" office:value-type="float" office:value="9.33125">
            <text:p>9.33125</text:p>
          </table:table-cell>
          <table:table-cell table:formula="of:=[.C10]" office:value-type="float" office:value="0.0344601218802256">
            <text:p>0.03446012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31">
            <text:p>9.31</text:p>
          </table:table-cell>
          <table:table-cell office:value-type="float" office:value="0.08">
            <text:p>0.08</text:p>
          </table:table-cell>
          <table:table-cell office:value-type="float" office:value="-0.27">
            <text:p>-0.27</text:p>
          </table:table-cell>
          <table:table-cell office:value-type="float" office:value="0.07">
            <text:p>0.07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20]" office:value-type="float" office:value="8.915">
            <text:p>8.915</text:p>
          </table:table-cell>
          <table:table-cell table:formula="of:=[.C20]" office:value-type="float" office:value="0.05043560250458">
            <text:p>0.0504356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48">
            <text:p>9.48</text:p>
          </table:table-cell>
          <table:table-cell office:value-type="float" office:value="0.13">
            <text:p>0.13</text:p>
          </table:table-cell>
          <table:table-cell office:value-type="float" office:value="-0.42">
            <text:p>-0.42</text:p>
          </table:table-cell>
          <table:table-cell office:value-type="float" office:value="0.11">
            <text:p>0.11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30]" office:value-type="float" office:value="9.04375">
            <text:p>9.04375</text:p>
          </table:table-cell>
          <table:table-cell table:formula="of:=[.C30]" office:value-type="float" office:value="0.0324759526419164">
            <text:p>0.03247595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64">
            <text:p>9.64</text:p>
          </table:table-cell>
          <table:table-cell office:value-type="float" office:value="0.13">
            <text:p>0.13</text:p>
          </table:table-cell>
          <table:table-cell office:value-type="float" office:value="-0.57">
            <text:p>-0.57</text:p>
          </table:table-cell>
          <table:table-cell office:value-type="float" office:value="0.12">
            <text:p>0.12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41]" office:value-type="float" office:value="9.08666666666667">
            <text:p>9.0866666667</text:p>
          </table:table-cell>
          <table:table-cell table:formula="of:=[.C41]" office:value-type="float" office:value="0.0366834978204871">
            <text:p>0.03668349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17">
            <text:p>9.17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50]" office:value-type="float" office:value="9.34857142857143">
            <text:p>9.3485714286</text:p>
          </table:table-cell>
          <table:table-cell table:formula="of:=[.C50]" office:value-type="float" office:value="0.0327638426890849">
            <text:p>0.03276384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8">
            <text:p>9.28</text:p>
          </table:table-cell>
          <table:table-cell office:value-type="float" office:value="0.08">
            <text:p>0.08</text:p>
          </table:table-cell>
          <table:table-cell office:value-type="float" office:value="-0.24">
            <text:p>-0.24</text:p>
          </table:table-cell>
          <table:table-cell office:value-type="float" office:value="0.07">
            <text:p>0.07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60]" office:value-type="float" office:value="8.665">
            <text:p>8.665</text:p>
          </table:table-cell>
          <table:table-cell table:formula="of:=[.C60]" office:value-type="float" office:value="0.042555111326373">
            <text:p>0.04255511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.28">
            <text:p>9.28</text:p>
          </table:table-cell>
          <table:table-cell office:value-type="float" office:value="0.09">
            <text:p>0.09</text:p>
          </table:table-cell>
          <table:table-cell office:value-type="float" office:value="-0.26">
            <text:p>-0.26</text:p>
          </table:table-cell>
          <table:table-cell office:value-type="float" office:value="0.07">
            <text:p>0.07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70]" office:value-type="float" office:value="7.98375">
            <text:p>7.98375</text:p>
          </table:table-cell>
          <table:table-cell table:formula="of:=[.C70]" office:value-type="float" office:value="0.0612372435695795">
            <text:p>0.061237243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24">
            <text:p>9.24</text:p>
          </table:table-cell>
          <table:table-cell office:value-type="float" office:value="0.07">
            <text:p>0.07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25">
            <text:p>9.25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/>
          <table:table-cell table:formula="of:=AVERAGE([.B2:.B9])" office:value-type="float" office:value="9.33125">
            <text:p>9.33125</text:p>
          </table:table-cell>
          <table:table-cell table:formula="of:=SQRT(SUMSQ([.C2:.C9]))/ROWS([.C2:.C9])" office:value-type="float" office:value="0.0344601218802256">
            <text:p>0.0344601219</text:p>
          </table:table-cell>
          <table:table-cell table:formula="of:=AVERAGE([.D2:.D9])" office:value-type="float" office:value="-0.29625">
            <text:p>-0.29625</text:p>
          </table:table-cell>
          <table:table-cell table:formula="of:=SQRT(SUMSQ([.E2:.E9]))/ROWS([.E2:.E9])" office:value-type="float" office:value="0.028858490951538">
            <text:p>0.028858491</text:p>
          </table:table-cell>
          <table:table-cell>
            <draw:frame table:end-cell-address="'The Pas'.M37" table:end-x="1.422cm" table:end-y="0.073cm" draw:z-index="0" draw:style-name="gr1" draw:text-style-name="P1" svg:width="16.392cm" svg:height="12.008cm" svg:x="0.837cm" svg:y="0.317cm">
              <draw:object draw:notify-on-update-of-ranges="'The Pas'.I1:'The Pas'.I7 'The Pas'.K1:'The Pas'.K7 'The Pas'.L1:'The Pas'.L7 'The Pas'.L1:'The Pas'.L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procyon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91">
            <text:p>8.91</text:p>
          </table:table-cell>
          <table:table-cell office:value-type="float" office:value="0.08">
            <text:p>0.08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96">
            <text:p>8.96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.93">
            <text:p>8.93</text:p>
          </table:table-cell>
          <table:table-cell office:value-type="float" office:value="0.09">
            <text:p>0.09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87">
            <text:p>8.87</text:p>
          </table:table-cell>
          <table:table-cell office:value-type="float" office:value="0.33">
            <text:p>0.33</text:p>
          </table:table-cell>
          <table:table-cell office:value-type="float" office:value="-0.16">
            <text:p>-0.16</text:p>
          </table:table-cell>
          <table:table-cell office:value-type="float" office:value="0.27">
            <text:p>0.2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.96">
            <text:p>8.96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84">
            <text:p>8.84</text:p>
          </table:table-cell>
          <table:table-cell office:value-type="float" office:value="0.09">
            <text:p>0.09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92">
            <text:p>8.92</text:p>
          </table:table-cell>
          <table:table-cell office:value-type="float" office:value="0.08">
            <text:p>0.08</text:p>
          </table:table-cell>
          <table:table-cell office:value-type="float" office:value="-0.21">
            <text:p>-0.21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.93">
            <text:p>8.93</text:p>
          </table:table-cell>
          <table:table-cell office:value-type="float" office:value="0.08">
            <text:p>0.08</text:p>
          </table:table-cell>
          <table:table-cell office:value-type="float" office:value="-0.21">
            <text:p>-0.21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/>
          <table:table-cell table:formula="of:=AVERAGE([.B12:.B19])" office:value-type="float" office:value="8.915">
            <text:p>8.915</text:p>
          </table:table-cell>
          <table:table-cell table:formula="of:=SQRT(SUMSQ([.C12:.C19]))/ROWS([.C12:.C19])" office:value-type="float" office:value="0.05043560250458">
            <text:p>0.0504356025</text:p>
          </table:table-cell>
          <table:table-cell table:formula="of:=AVERAGE([.D12:.D19])" office:value-type="float" office:value="-0.1975">
            <text:p>-0.1975</text:p>
          </table:table-cell>
          <table:table-cell table:formula="of:=SQRT(SUMSQ([.E12:.E19]))/ROWS([.E12:.E19])" office:value-type="float" office:value="0.0390512483795333">
            <text:p>0.0390512484</text:p>
          </table:table-cell>
          <table:table-cell table:number-columns-repeated="7"/>
        </table:table-row>
        <table:table-row table:style-name="ro1">
          <table:table-cell office:value-type="string">
            <text:p>betelgeuse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08">
            <text:p>9.08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03">
            <text:p>9.03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05">
            <text:p>9.05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03">
            <text:p>9.03</text:p>
          </table:table-cell>
          <table:table-cell office:value-type="float" office:value="0.1">
            <text:p>0.1</text:p>
          </table:table-cell>
          <table:table-cell office:value-type="float" office:value="-0.14">
            <text:p>-0.14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04">
            <text:p>9.04</text:p>
          </table:table-cell>
          <table:table-cell office:value-type="float" office:value="0.09">
            <text:p>0.09</text:p>
          </table:table-cell>
          <table:table-cell office:value-type="float" office:value="-0.15">
            <text:p>-0.15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1">
            <text:p>9.1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02">
            <text:p>9.02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/>
          <table:table-cell table:formula="of:=AVERAGE([.B22:.B29])" office:value-type="float" office:value="9.04375">
            <text:p>9.04375</text:p>
          </table:table-cell>
          <table:table-cell table:formula="of:=SQRT(SUMSQ([.C22:.C29]))/ROWS([.C22:.C29])" office:value-type="float" office:value="0.0324759526419164">
            <text:p>0.0324759526</text:p>
          </table:table-cell>
          <table:table-cell table:formula="of:=AVERAGE([.D22:.D29])" office:value-type="float" office:value="-0.16375">
            <text:p>-0.16375</text:p>
          </table:table-cell>
          <table:table-cell table:formula="of:=SQRT(SUMSQ([.E22:.E29]))/ROWS([.E22:.E29])" office:value-type="float" office:value="0.022430448056158">
            <text:p>0.0224304481</text:p>
          </table:table-cell>
          <table:table-cell table:number-columns-repeated="7"/>
        </table:table-row>
        <table:table-row table:style-name="ro1">
          <table:table-cell office:value-type="string">
            <text:p>vega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11">
            <text:p>9.11</text:p>
          </table:table-cell>
          <table:table-cell office:value-type="float" office:value="0.1">
            <text:p>0.1</text:p>
          </table:table-cell>
          <table:table-cell office:value-type="float" office:value="-0.18">
            <text:p>-0.18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13">
            <text:p>9.13</text:p>
          </table:table-cell>
          <table:table-cell office:value-type="float" office:value="0.1">
            <text:p>0.1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08">
            <text:p>9.08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18">
            <text:p>-0.18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.11">
            <text:p>9.11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06">
            <text:p>9.06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06">
            <text:p>9.06</text:p>
          </table:table-cell>
          <table:table-cell office:value-type="float" office:value="0.09">
            <text:p>0.09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05">
            <text:p>9.05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/>
          <table:table-cell table:formula="of:=AVERAGE([.B32:.B40])" office:value-type="float" office:value="9.08666666666667">
            <text:p>9.0866666667</text:p>
          </table:table-cell>
          <table:table-cell table:formula="of:=SQRT(SUMSQ([.C32:.C40]))/ROWS([.C32:.C40])" office:value-type="float" office:value="0.0366834978204871">
            <text:p>0.0366834978</text:p>
          </table:table-cell>
          <table:table-cell table:formula="of:=AVERAGE([.D32:.D40])" office:value-type="float" office:value="-0.177777777777778">
            <text:p>-0.1777777778</text:p>
          </table:table-cell>
          <table:table-cell table:formula="of:=SQRT(SUMSQ([.E32:.E40]))/ROWS([.E32:.E40])" office:value-type="float" office:value="0.0236486629486586">
            <text:p>0.0236486629</text:p>
          </table:table-cell>
          <table:table-cell table:number-columns-repeated="7"/>
        </table:table-row>
        <table:table-row table:style-name="ro1">
          <table:table-cell office:value-type="string">
            <text:p>arcturus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33">
            <text:p>9.33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3">
            <text:p>9.3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25">
            <text:p>9.25</text:p>
          </table:table-cell>
          <table:table-cell office:value-type="float" office:value="0.1">
            <text:p>0.1</text:p>
          </table:table-cell>
          <table:table-cell office:value-type="float" office:value="-0.13">
            <text:p>-0.13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4">
            <text:p>9.4</text:p>
          </table:table-cell>
          <table:table-cell office:value-type="float" office:value="0.08">
            <text:p>0.08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38">
            <text:p>9.38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4">
            <text:p>9.4</text:p>
          </table:table-cell>
          <table:table-cell office:value-type="float" office:value="0.08">
            <text:p>0.08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38">
            <text:p>9.38</text:p>
          </table:table-cell>
          <table:table-cell office:value-type="float" office:value="0.07">
            <text:p>0.07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2">
          <table:table-cell/>
          <table:table-cell table:formula="of:=AVERAGE([.B43:.B49])" office:value-type="float" office:value="9.34857142857143">
            <text:p>9.3485714286</text:p>
          </table:table-cell>
          <table:table-cell table:formula="of:=SQRT(SUMSQ([.C43:.C49]))/ROWS([.C43:.C49])" office:value-type="float" office:value="0.0327638426890849">
            <text:p>0.0327638427</text:p>
          </table:table-cell>
          <table:table-cell table:formula="of:=AVERAGE([.D43:.D49])" office:value-type="float" office:value="-0.164285714285714">
            <text:p>-0.1642857143</text:p>
          </table:table-cell>
          <table:table-cell table:formula="of:=SQRT(SUMSQ([.E43:.E49]))/ROWS([.E43:.E49])" office:value-type="float" office:value="0.0212372410675979">
            <text:p>0.0212372411</text:p>
          </table:table-cell>
          <table:table-cell table:number-columns-repeated="7"/>
        </table:table-row>
        <table:table-row table:style-name="ro1">
          <table:table-cell office:value-type="string">
            <text:p>aldebaran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.65">
            <text:p>8.65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64">
            <text:p>8.64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.67">
            <text:p>8.67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61">
            <text:p>8.61</text:p>
          </table:table-cell>
          <table:table-cell office:value-type="float" office:value="0.16">
            <text:p>0.16</text:p>
          </table:table-cell>
          <table:table-cell office:value-type="float" office:value="-0.13">
            <text:p>-0.13</text:p>
          </table:table-cell>
          <table:table-cell office:value-type="float" office:value="0.11">
            <text:p>0.11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.68">
            <text:p>8.68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.74">
            <text:p>8.74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11">
            <text:p>0.11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66">
            <text:p>8.66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.67">
            <text:p>8.67</text:p>
          </table:table-cell>
          <table:table-cell office:value-type="float" office:value="0.1">
            <text:p>0.1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2">
          <table:table-cell/>
          <table:table-cell table:formula="of:=AVERAGE([.B52:.B59])" office:value-type="float" office:value="8.665">
            <text:p>8.665</text:p>
          </table:table-cell>
          <table:table-cell table:formula="of:=SQRT(SUMSQ([.C52:.C59]))/ROWS([.C52:.C59])" office:value-type="float" office:value="0.042555111326373">
            <text:p>0.0425551113</text:p>
          </table:table-cell>
          <table:table-cell table:formula="of:=AVERAGE([.D52:.D59])" office:value-type="float" office:value="-0.1675">
            <text:p>-0.1675</text:p>
          </table:table-cell>
          <table:table-cell table:formula="of:=SQRT(SUMSQ([.E52:.E59]))/ROWS([.E52:.E59])" office:value-type="float" office:value="0.0309485460078499">
            <text:p>0.030948546</text:p>
          </table:table-cell>
          <table:table-cell table:number-columns-repeated="7"/>
        </table:table-row>
        <table:table-row table:style-name="ro1">
          <table:table-cell office:value-type="string">
            <text:p>deneb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93">
            <text:p>7.93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92">
            <text:p>7.92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96">
            <text:p>7.96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27">
            <text:p>8.27</text:p>
          </table:table-cell>
          <table:table-cell office:value-type="float" office:value="0.22">
            <text:p>0.22</text:p>
          </table:table-cell>
          <table:table-cell office:value-type="float" office:value="-0.3">
            <text:p>-0.3</text:p>
          </table:table-cell>
          <table:table-cell office:value-type="float" office:value="0.13">
            <text:p>0.13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.96">
            <text:p>7.96</text:p>
          </table:table-cell>
          <table:table-cell office:value-type="float" office:value="0.23">
            <text:p>0.23</text:p>
          </table:table-cell>
          <table:table-cell office:value-type="float" office:value="-0.2">
            <text:p>-0.2</text:p>
          </table:table-cell>
          <table:table-cell office:value-type="float" office:value="0.14">
            <text:p>0.14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15">
            <text:p>8.15</text:p>
          </table:table-cell>
          <table:table-cell office:value-type="float" office:value="0.22">
            <text:p>0.22</text:p>
          </table:table-cell>
          <table:table-cell office:value-type="float" office:value="-0.31">
            <text:p>-0.31</text:p>
          </table:table-cell>
          <table:table-cell office:value-type="float" office:value="0.13">
            <text:p>0.13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.77">
            <text:p>7.77</text:p>
          </table:table-cell>
          <table:table-cell office:value-type="float" office:value="0.14">
            <text:p>0.14</text:p>
          </table:table-cell>
          <table:table-cell office:value-type="float" office:value="-0.14">
            <text:p>-0.14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.91">
            <text:p>7.91</text:p>
          </table:table-cell>
          <table:table-cell office:value-type="float" office:value="0.15">
            <text:p>0.15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2">
          <table:table-cell/>
          <table:table-cell table:formula="of:=AVERAGE([.B62:.B69])" office:value-type="float" office:value="7.98375">
            <text:p>7.98375</text:p>
          </table:table-cell>
          <table:table-cell table:formula="of:=SQRT(SUMSQ([.C62:.C69]))/ROWS([.C62:.C69])" office:value-type="float" office:value="0.0612372435695795">
            <text:p>0.0612372436</text:p>
          </table:table-cell>
          <table:table-cell table:formula="of:=AVERAGE([.D62:.D69])" office:value-type="float" office:value="-0.21125">
            <text:p>-0.21125</text:p>
          </table:table-cell>
          <table:table-cell table:formula="of:=SQRT(SUMSQ([.E62:.E69]))/ROWS([.E62:.E69])" office:value-type="float" office:value="0.0383446541254449">
            <text:p>0.0383446541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2012-07-20</text:date>, <text:time>15:5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0T11:28:19.02</meta:creation-date>
    <dc:date>2012-07-20T15:59:21.46</dc:date>
    <meta:editing-duration>PT4H15M21S</meta:editing-duration>
    <meta:editing-cycles>2</meta:editing-cycles>
    <meta:generator>OpenOffice.org/3.4$Win32 OpenOffice.org_project/340m1$Build-9590</meta:generator>
    <meta:document-statistic meta:table-count="3" meta:cell-count="3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 chart:error-upper-range="'The Pas'.L1:'The Pas'.L7" chart:error-lower-range="'The Pas'.L1:'The Pas'.L7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'The Pas'.L1:'The Pas'.L7" chart:error-lower-range="'The Pas'.L1:'The Pas'.L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93cm" svg:height="12.009cm" xlink:href=".." xlink:type="simple" chart:class="chart:scatter" chart:style-name="ch1">
        <chart:legend chart:legend-position="end" svg:x="14.13cm" svg:y="5.692cm" style:legend-expansion="high" chart:style-name="ch2"/>
        <chart:plot-area chart:style-name="ch3" table:cell-range-address="'The Pas'.I1:'The Pas'.I7 'The Pas'.K1:'The Pas'.K7" svg:x="0.777cm" svg:y="1.095cm" svg:width="12.699cm" svg:height="10.254cm">
          <chartooo:coordinate-region svg:x="1.069cm" svg:y="1.307cm" svg:width="12.167cm" svg:height="9.3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he Pas'.K1:'The Pas'.K7" chart:class="chart:scatter">
            <chart:domain table:cell-range-address="'The Pas'.I1:'The Pas'.I7"/>
            <chart:error-indicator chart:style-name="ch8" chart:dimension="y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he Pas'.I1:'The Pas'.I7</svg:desc>
                </draw:g>
              </table:table-cell>
              <table:table-cell office:value-type="float" office:value="9.33125">
                <text:p>9.33125</text:p>
                <draw:g>
                  <svg:desc>'The Pas'.K1:'The Pas'.K7</svg:desc>
                </draw:g>
              </table:table-cell>
              <table:table-cell office:value-type="float" office:value="0.0344601218802256">
                <text:p>0.0344601218802256</text:p>
                <draw:g>
                  <svg:desc>'The Pas'.L1:'The Pas'.L7</svg:desc>
                </draw:g>
              </table:table-cell>
              <table:table-cell office:value-type="float" office:value="0.0344601218802256">
                <text:p>0.0344601218802256</text:p>
                <draw:g>
                  <svg:desc>'The Pas'.L1:'The Pas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915">
                <text:p>8.915</text:p>
              </table:table-cell>
              <table:table-cell office:value-type="float" office:value="0.05043560250458">
                <text:p>0.05043560250458</text:p>
              </table:table-cell>
              <table:table-cell office:value-type="float" office:value="0.05043560250458">
                <text:p>0.05043560250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.04375">
                <text:p>9.04375</text:p>
              </table:table-cell>
              <table:table-cell office:value-type="float" office:value="0.0324759526419164">
                <text:p>0.0324759526419164</text:p>
              </table:table-cell>
              <table:table-cell office:value-type="float" office:value="0.0324759526419164">
                <text:p>0.0324759526419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.08666666666667">
                <text:p>9.08666666666667</text:p>
              </table:table-cell>
              <table:table-cell office:value-type="float" office:value="0.0366834978204871">
                <text:p>0.0366834978204871</text:p>
              </table:table-cell>
              <table:table-cell office:value-type="float" office:value="0.0366834978204871">
                <text:p>0.0366834978204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34857142857143">
                <text:p>9.34857142857143</text:p>
              </table:table-cell>
              <table:table-cell office:value-type="float" office:value="0.0327638426890849">
                <text:p>0.0327638426890849</text:p>
              </table:table-cell>
              <table:table-cell office:value-type="float" office:value="0.0327638426890849">
                <text:p>0.0327638426890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665">
                <text:p>8.665</text:p>
              </table:table-cell>
              <table:table-cell office:value-type="float" office:value="0.042555111326373">
                <text:p>0.042555111326373</text:p>
              </table:table-cell>
              <table:table-cell office:value-type="float" office:value="0.042555111326373">
                <text:p>0.042555111326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7.98375">
                <text:p>7.98375</text:p>
              </table:table-cell>
              <table:table-cell office:value-type="float" office:value="0.0612372435695795">
                <text:p>0.0612372435695795</text:p>
              </table:table-cell>
              <table:table-cell office:value-type="float" office:value="0.0612372435695795">
                <text:p>0.0612372435695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